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18f" officeooo:paragraph-rsid="0013518f"/>
    </style:style>
    <style:style style:name="P2" style:family="paragraph" style:parent-style-name="Standard">
      <style:text-properties officeooo:rsid="0013518f" officeooo:paragraph-rsid="0015b21b"/>
    </style:style>
    <style:style style:name="P3" style:family="paragraph" style:parent-style-name="Standard">
      <style:text-properties officeooo:rsid="0014992e" officeooo:paragraph-rsid="0014992e"/>
    </style:style>
    <style:style style:name="P4" style:family="paragraph" style:parent-style-name="Standard">
      <style:text-properties officeooo:rsid="0015b21b" officeooo:paragraph-rsid="0015b21b"/>
    </style:style>
    <style:style style:name="P5" style:family="paragraph" style:parent-style-name="Standard">
      <style:text-properties officeooo:rsid="0017a4c6" officeooo:paragraph-rsid="0017a4c6"/>
    </style:style>
    <style:style style:name="T1" style:family="text">
      <style:text-properties officeooo:rsid="0014992e"/>
    </style:style>
    <style:style style:name="T2" style:family="text">
      <style:text-properties officeooo:rsid="001a1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s</text:span>Features to implement:</text:p>
      <text:p text:style-name="P4"/>
      <text:p text:style-name="P1">Banned extension list</text:p>
      <text:p text:style-name="P1">Banned mimetype list</text:p>
      <text:p text:style-name="P1">Banned phrase list (content)</text:p>
      <text:p text:style-name="P1">Banned regex header list</text:p>
      <text:p text:style-name="P1">Banned regex url list</text:p>
      <text:p text:style-name="P1">Banned site list</text:p>
      <text:p text:style-name="P1">Banned url list</text:p>
      <text:p text:style-name="P1"/>
      <text:p text:style-name="P1">Exception extension list</text:p>
      <text:p text:style-name="P1">Exception <text:span text:style-name="T1">url list</text:span></text:p>
      <text:p text:style-name="P3">Exception site list</text:p>
      <text:p text:style-name="P4">Exception phrase list</text:p>
      <text:p text:style-name="P3">exception mimetype list</text:p>
      <text:p text:style-name="P3">exception phrase list</text:p>
      <text:p text:style-name="P3">exception regex url list</text:p>
      <text:p text:style-name="P3"/>
      <text:p text:style-name="P2">Content regex replacement</text:p>
      <text:p text:style-name="P4">Header regex replacement</text:p>
      <text:p text:style-name="P4">Url regex replacement</text:p>
      <text:p text:style-name="P4"/>
      <text:p text:style-name="P4"/>
      <text:p text:style-name="P5">Content scanning:</text:p>
      <text:p text:style-name="P5">Only scan for text content. Find out what mime types are involved with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23:37:37.708541200</meta:creation-date>
    <dc:date>2014-06-27T01:01:22.477779153</dc:date>
    <meta:editing-duration>PT8H26M2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20" meta:word-count="74" meta:character-count="482" meta:non-whitespace-character-count="428"/>
  </office:meta>
</office:document-meta>
</file>